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Mono" svg:font-family="'Droid Sans Mono'" style:font-pitch="fixed"/>
    <style:font-face style:name="Calibri" svg:font-family="Calibri" style:font-pitch="variable"/>
    <style:font-face style:name="Droid Serif" svg:font-family="'Droid Serif'" style:font-pitch="variable"/>
    <style:font-face style:name="Times New Roman3" svg:font-family="'Times New Roman'" style:font-pitch="variable"/>
    <style:font-face style:name="Times New Roman1" svg:font-family="'Times New Roman'" style:font-adornments="Bold" style:font-pitch="variable"/>
    <style:font-face style:name="Times New Roman" svg:font-family="'Times New Roman'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4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861in" fo:margin-left="-0.0819in" fo:margin-top="0in" fo:margin-bottom="0in" table:align="left" style:writing-mode="lr-tb"/>
    </style:style>
    <style:style style:name="Table1.A" style:family="table-column">
      <style:table-column-properties style:column-width="4.4292in"/>
    </style:style>
    <style:style style:name="Table1.B" style:family="table-column">
      <style:table-column-properties style:column-width="2.256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0382in" fo:border="none">
        <style:background-image/>
      </style:table-cell-properties>
    </style:style>
    <style:style style:name="Table1.B8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Таблица3" style:family="table">
      <style:table-properties style:width="7.284in" table:align="margins" style:writing-mode="lr-tb"/>
    </style:style>
    <style:style style:name="Таблица3.A" style:family="table-column">
      <style:table-column-properties style:column-width="7.284in" style:rel-column-width="65535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.0382in" fo:border="none"/>
    </style:style>
    <style:style style:name="Таблица4" style:family="table">
      <style:table-properties style:width="7.284in" table:align="margins" style:writing-mode="lr-tb"/>
    </style:style>
    <style:style style:name="Таблица4.A" style:family="table-column">
      <style:table-column-properties style:column-width="7.284in" style:rel-column-width="65535*"/>
    </style:style>
    <style:style style:name="Таблица4.A1" style:family="table-cell">
      <style:table-cell-properties fo:padding="0.0382in" fo:border="none"/>
    </style:style>
    <style:style style:name="Table5" style:family="table">
      <style:table-properties style:width="7.284in" table:align="margins" style:writing-mode="lr-tb"/>
    </style:style>
    <style:style style:name="Table5.A" style:family="table-column">
      <style:table-column-properties style:column-width="1.6528in" style:rel-column-width="14872*"/>
    </style:style>
    <style:style style:name="Table5.B" style:family="table-column">
      <style:table-column-properties style:column-width="5.6313in" style:rel-column-width="50663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10.5pt" officeooo:paragraph-rsid="01bf421f" style:font-size-asian="10.5pt" style:font-size-complex="10.5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a" style:font-name="Times New Roman3" fo:font-size="14pt" fo:language="ru" fo:country="RU" officeooo:rsid="01ececba" officeooo:paragraph-rsid="01ececba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P3" style:family="paragraph" style:parent-style-name="Standard">
      <style:paragraph-properties fo:margin-left="0in" fo:margin-right="0in" fo:margin-top="0.1665in" fo:margin-bottom="0in" loext:contextual-spacing="false" fo:line-height="150%" fo:text-align="center" style:justify-single-word="false" fo:text-indent="0in" style:auto-text-indent="false"/>
      <style:text-properties style:font-name="Times New Roman3" fo:font-size="14pt" style:font-size-asian="14pt" style:font-size-complex="14pt"/>
    </style:style>
    <style:style style:name="P4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3" fo:font-size="14pt" style:font-name-asian="Times New Roman4" style:font-size-asian="14pt" style:language-asian="ru" style:country-asian="RU" style:font-name-complex="Times New Roman4" style:font-size-complex="14pt"/>
    </style:style>
    <style:style style:name="P5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lr-tb"/>
      <style:text-properties style:font-name="Times New Roman3" fo:font-size="14pt" style:font-name-asian="Times New Roman4" style:font-size-asian="14pt" style:language-asian="ru" style:country-asian="RU" style:font-name-complex="Times New Roman4" style:font-size-complex="14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writing-mode="lr-tb"/>
      <style:text-properties style:font-name="Times New Roman3" fo:font-size="14pt" style:font-name-asian="Times New Roman4" style:font-size-asian="14pt" style:language-asian="ru" style:country-asian="RU" style:font-name-complex="Times New Roman4" style:font-size-complex="14pt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lr-tb"/>
      <style:text-properties style:font-name="Times New Roman3" fo:font-size="14pt" fo:font-weight="bold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P8" style:family="paragraph" style:parent-style-name="Heading_20_1">
      <style:paragraph-properties fo:margin-left="0in" fo:margin-right="0in" fo:text-indent="0in" style:auto-text-indent="false"/>
    </style:style>
    <style:style style:name="P9" style:family="paragraph" style:parent-style-name="Heading_20_1">
      <style:paragraph-properties fo:margin-left="0in" fo:margin-right="0in" fo:text-indent="0in" style:auto-text-indent="false" fo:break-before="page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 fo:break-before="page"/>
      <style:text-properties fo:color="#00000a" style:font-name="Times New Roman3" fo:font-size="14pt" fo:language="ru" fo:country="RU" officeooo:rsid="01ececba" officeooo:paragraph-rsid="01ececba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fo:font-weight="bold" officeooo:paragraph-rsid="01f33746" style:font-weight-asian="bold" style:font-weight-complex="bold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indent="0in" style:auto-text-indent="false" style:writing-mode="lr-tb"/>
      <style:text-properties style:font-name="Droid Sans Mono" fo:font-size="8pt" officeooo:rsid="020b3cf5" officeooo:paragraph-rsid="020b3cf5" style:font-size-asian="8pt" style:font-size-complex="8pt"/>
    </style:style>
    <style:style style:name="P14" style:family="paragraph" style:parent-style-name="Text_20_body">
      <style:paragraph-properties fo:margin-left="0in" fo:margin-right="0in" fo:margin-top="0in" fo:margin-bottom="0.198in" loext:contextual-spacing="false" fo:line-height="100%" fo:text-align="justify" style:justify-single-word="false" fo:orphans="2" fo:widows="2" fo:text-indent="0in" style:auto-text-indent="false" fo:padding="0in" fo:border="none"/>
      <style:text-properties fo:font-variant="normal" fo:text-transform="none" fo:color="#00000a" style:font-name="Times New Roman3" fo:font-size="14pt" fo:letter-spacing="normal" fo:language="ru" fo:country="RU" fo:font-style="normal" fo:font-weight="normal" officeooo:rsid="00070af8" officeooo:paragraph-rsid="020b96fb" fo:background-color="transparent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P15" style:family="paragraph" style:parent-style-name="Standard">
      <style:paragraph-properties fo:margin-left="3.8583in" fo:margin-right="0.1772in" fo:margin-top="0.0835in" fo:margin-bottom="0in" loext:contextual-spacing="false" fo:text-indent="0in" style:auto-text-indent="false"/>
      <style:text-properties style:font-name="Times New Roman3" fo:font-size="12pt" style:font-name-asian="Times New Roman4" style:font-size-asian="12pt" style:language-asian="ru" style:country-asian="RU" style:font-name-complex="Times New Roman4" style:font-size-complex="12pt"/>
    </style:style>
    <style:style style:name="P16" style:family="paragraph" style:parent-style-name="Heading_20_1">
      <style:text-properties officeooo:paragraph-rsid="01df533c"/>
    </style:style>
    <style:style style:name="P17" style:family="paragraph" style:parent-style-name="Heading_20_1">
      <style:text-properties officeooo:paragraph-rsid="01e2bb5d"/>
    </style:style>
    <style:style style:name="P18" style:family="paragraph" style:parent-style-name="Heading_20_1">
      <style:paragraph-properties fo:text-align="start" style:justify-single-word="false" fo:break-before="page"/>
    </style:style>
    <style:style style:name="P19" style:family="paragraph" style:parent-style-name="Text_20_body">
      <style:text-properties officeooo:paragraph-rsid="01f7f5d5"/>
    </style:style>
    <style:style style:name="P20" style:family="paragraph" style:parent-style-name="Text_20_body">
      <loext:graphic-properties draw:fill="none" draw:fill-color="#ffffff"/>
      <style:paragraph-properties fo:margin-left="0in" fo:margin-right="0in" fo:margin-top="0in" fo:margin-bottom="0.0783in" loext:contextual-spacing="false" fo:text-align="justify" style:justify-single-word="false" fo:orphans="2" fo:widows="2" fo:text-indent="0.5118in" style:auto-text-indent="false" fo:background-color="transparent" style:writing-mode="lr-tb"/>
      <style:text-properties style:font-name="Times New Roman3" fo:font-size="14pt" fo:language="ru" fo:country="RU" officeooo:rsid="01f33746" officeooo:paragraph-rsid="01f4f93e" fo:background-color="transparent" style:font-size-asian="14pt" style:font-size-complex="14pt"/>
    </style:style>
    <style:style style:name="P21" style:family="paragraph" style:parent-style-name="Standard" style:master-page-name="First_20_Page">
      <style:paragraph-properties fo:margin-left="0in" fo:margin-right="0in" fo:line-height="100%" fo:text-align="center" style:justify-single-word="false" fo:text-indent="0in" style:auto-text-indent="false" style:page-number="auto" style:writing-mode="lr-tb"/>
      <style:text-properties style:font-name="Times New Roman3" fo:font-size="14pt" style:font-name-asian="Times New Roman4" style:font-size-asian="14pt" style:language-asian="ru" style:country-asian="RU" style:font-name-complex="Times New Roman4" style:font-size-complex="14pt"/>
    </style:style>
    <style:style style:name="P22" style:family="paragraph" style:parent-style-name="Standard" style:list-style-name="" style:master-page-name="">
      <loext:graphic-properties draw:fill="none"/>
      <style:paragraph-properties fo:margin-left="0in" fo:margin-right="0in" fo:text-align="center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style:font-name="Times New Roman3" fo:font-size="16pt" fo:font-weight="bold" style:font-name-asian="Times New Roman4" style:font-size-asian="16pt" style:language-asian="ru" style:country-asian="RU" style:font-weight-asian="bold" style:font-name-complex="Times New Roman4" style:font-size-complex="16pt"/>
    </style:style>
    <style:style style:name="P23" style:family="paragraph" style:parent-style-name="Standard" style:list-style-name="">
      <loext:graphic-properties draw:fill="none"/>
      <style:paragraph-properties fo:margin-left="0in" fo:margin-right="0in" fo:text-align="center" style:justify-single-word="false" fo:orphans="2" fo:widows="2" fo:text-indent="0in" style:auto-text-indent="false" fo:background-color="transparent" style:writing-mode="lr-tb">
        <style:tab-stops/>
      </style:paragraph-properties>
      <style:text-properties style:font-name="Times New Roman3" fo:font-size="14pt" fo:font-weight="bold" style:font-name-asian="Times New Roman4" style:font-size-asian="14pt" style:language-asian="ru" style:country-asian="RU" style:font-weight-asian="bold" style:font-name-complex="Times New Roman4" style:font-size-complex="14pt"/>
    </style:style>
    <style:style style:name="P24" style:family="paragraph" style:parent-style-name="Standard" style:list-style-name="">
      <loext:graphic-properties draw:fill="none"/>
      <style:paragraph-properties fo:margin-left="0in" fo:margin-right="0in" fo:text-align="center" style:justify-single-word="false" fo:orphans="2" fo:widows="2" fo:text-indent="0in" style:auto-text-indent="false" fo:background-color="transparent" style:writing-mode="lr-tb">
        <style:tab-stops/>
      </style:paragraph-properties>
      <style:text-properties style:font-name="Times New Roman3" fo:font-size="14pt" fo:font-weight="bold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P25" style:family="paragraph" style:parent-style-name="Standard" style:list-style-name="">
      <loext:graphic-properties draw:fill="none"/>
      <style:paragraph-properties fo:margin-left="0in" fo:margin-right="0in" fo:text-align="center" style:justify-single-word="false" fo:orphans="2" fo:widows="2" fo:text-indent="0in" style:auto-text-indent="false" fo:background-color="transparent" style:writing-mode="lr-tb">
        <style:tab-stops/>
      </style:paragraph-properties>
      <style:text-properties style:font-name="Times New Roman3" fo:font-size="14pt" fo:font-weight="bold" officeooo:paragraph-rsid="01c2bc2e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P26" style:family="paragraph" style:parent-style-name="Standard" style:list-style-name="">
      <loext:graphic-properties draw:fill="none"/>
      <style:paragraph-properties fo:margin-left="0in" fo:margin-right="0in" fo:text-align="center" style:justify-single-word="false" fo:orphans="2" fo:widows="2" fo:text-indent="0in" style:auto-text-indent="false" fo:background-color="transparent" style:writing-mode="lr-tb">
        <style:tab-stops/>
      </style:paragraph-properties>
      <style:text-properties style:font-name="Times New Roman3" fo:font-size="14pt" fo:font-weight="normal" officeooo:rsid="01c2bc2e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27" style:family="paragraph" style:parent-style-name="Standard" style:list-style-name="">
      <loext:graphic-properties draw:fill="none"/>
      <style:paragraph-properties fo:margin-left="0in" fo:margin-right="0in" fo:text-align="center" style:justify-single-word="false" fo:orphans="2" fo:widows="2" fo:text-indent="0in" style:auto-text-indent="false" fo:background-color="transparent" style:writing-mode="lr-tb">
        <style:tab-stops/>
      </style:paragraph-properties>
      <style:text-properties style:font-name="Times New Roman3" fo:font-size="14pt" fo:font-weight="normal" officeooo:paragraph-rsid="01c2bc2e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 style:writing-mode="lr-tb"/>
      <style:text-properties style:font-name="Times New Roman3" fo:font-size="14pt" fo:language="ru" fo:country="RU" fo:font-weight="bold" officeooo:rsid="01bf421f" officeooo:paragraph-rsid="020dbf6b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 style:writing-mode="lr-tb"/>
      <style:text-properties style:font-name="Times New Roman3" fo:font-size="14pt" fo:language="ru" fo:country="RU" officeooo:rsid="01bf421f" officeooo:paragraph-rsid="020dbf6b" style:font-size-asian="14pt" style:font-size-complex="14pt"/>
    </style:style>
    <style:style style:name="P30" style:family="paragraph" style:parent-style-name="Standard" style:list-style-name="">
      <style:paragraph-properties fo:margin-left="0in" fo:margin-right="0in" fo:text-indent="0.1972in" style:auto-text-indent="false">
        <style:tab-stops>
          <style:tab-stop style:position="0.3937in"/>
        </style:tab-stops>
      </style:paragraph-properties>
      <style:text-properties style:font-name="Times New Roman3" fo:font-size="12pt" fo:font-weight="bold" style:font-name-asian="Times New Roman4" style:font-size-asian="12pt" style:language-asian="ru" style:country-asian="RU" style:font-weight-asian="bold" style:font-name-complex="Times New Roman4" style:font-size-complex="12pt"/>
    </style:style>
    <style:style style:name="P31" style:family="paragraph" style:parent-style-name="Standard" style:list-style-name="">
      <style:paragraph-properties fo:margin-left="0in" fo:margin-right="0in" fo:text-align="center" style:justify-single-word="false" fo:text-indent="0.1972in" style:auto-text-indent="false">
        <style:tab-stops>
          <style:tab-stop style:position="0.3937in"/>
        </style:tab-stops>
      </style:paragraph-properties>
      <style:text-properties style:font-name="Times New Roman3" fo:font-size="12pt" fo:font-weight="bold" style:font-name-asian="Times New Roman4" style:font-size-asian="12pt" style:language-asian="ru" style:country-asian="RU" style:font-weight-asian="bold" style:font-name-complex="Times New Roman4" style:font-size-complex="12pt"/>
    </style:style>
    <style:style style:name="P32" style:family="paragraph" style:parent-style-name="Standard" style:list-style-name="">
      <style:paragraph-properties fo:margin-left="0in" fo:margin-right="0in" fo:text-align="center" style:justify-single-word="false" fo:text-indent="0.1972in" style:auto-text-indent="false">
        <style:tab-stops>
          <style:tab-stop style:position="0.3937in"/>
        </style:tab-stops>
      </style:paragraph-properties>
      <style:text-properties style:font-name="Times New Roman3" fo:font-size="12pt" fo:font-weight="bold" style:font-name-asian="Times New Roman4" style:font-size-asian="12pt" style:language-asian="ru" style:country-asian="RU" style:font-weight-asian="bold" style:font-name-complex="Times New Roman4" style:font-size-complex="12pt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902in" style:auto-text-indent="false" fo:background-color="transparent" style:writing-mode="lr-tb"/>
      <style:text-properties style:font-name="Times New Roman3" fo:font-size="14pt" fo:language="ru" fo:country="RU" fo:font-weight="normal" officeooo:rsid="01bf421f" officeooo:paragraph-rsid="020dbf6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a" style:font-name="Times New Roman3" fo:font-size="14pt" fo:language="ru" fo:country="RU" officeooo:rsid="01d07df0" officeooo:paragraph-rsid="020e67db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P35" style:family="paragraph" style:parent-style-name="Table_20_Contents">
      <style:paragraph-properties fo:margin-left="0in" fo:margin-right="0in" fo:margin-top="0in" fo:margin-bottom="0in" loext:contextual-spacing="false" fo:text-indent="0in" style:auto-text-indent="false" style:writing-mode="lr-tb"/>
      <style:text-properties style:font-name="Droid Sans Mono" fo:font-size="8pt" officeooo:rsid="020e67db" officeooo:paragraph-rsid="020e67db" style:font-size-asian="8pt" style:font-size-complex="8pt"/>
    </style:style>
    <style:style style:name="P36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style:writing-mode="lr-tb"/>
      <style:text-properties style:font-name="Droid Sans Mono" fo:font-size="8pt" fo:font-weight="bold" officeooo:rsid="020e67db" officeooo:paragraph-rsid="020e67db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margin-left="0in" fo:margin-right="0in" fo:text-align="start" style:justify-single-word="false" fo:text-indent="0in" style:auto-text-indent="false" style:writing-mode="lr-tb"/>
      <style:text-properties style:font-name="Times New Roman3" fo:font-size="14pt" officeooo:rsid="01caa3e2" officeooo:paragraph-rsid="020dbf6b" style:font-size-asian="14pt" style:font-size-complex="14pt"/>
    </style:style>
    <style:style style:name="P38" style:family="paragraph" style:parent-style-name="Table_20_Contents">
      <style:paragraph-properties fo:margin-left="0in" fo:margin-right="0in" fo:text-align="start" style:justify-single-word="false" fo:text-indent="0in" style:auto-text-indent="false" style:writing-mode="lr-tb"/>
      <style:text-properties style:font-name="Times New Roman3" fo:font-size="14pt" officeooo:rsid="01c68466" officeooo:paragraph-rsid="020dbf6b" style:font-size-asian="14pt" style:font-size-complex="14pt"/>
    </style:style>
    <style:style style:name="P39" style:family="paragraph" style:parent-style-name="Table_20_Contents">
      <style:paragraph-properties fo:margin-left="0in" fo:margin-right="0in" fo:text-align="start" style:justify-single-word="false" fo:text-indent="0in" style:auto-text-indent="false" style:writing-mode="lr-tb"/>
      <style:text-properties style:font-name="Times New Roman3" fo:font-size="14pt" officeooo:rsid="001c1eab" officeooo:paragraph-rsid="020dbf6b" style:font-size-asian="14pt" style:font-size-complex="14pt"/>
    </style:style>
    <style:style style:name="P40" style:family="paragraph" style:parent-style-name="Table_20_Contents">
      <style:paragraph-properties fo:margin-left="0in" fo:margin-right="0in" fo:text-align="start" style:justify-single-word="false" fo:text-indent="0in" style:auto-text-indent="false" style:writing-mode="lr-tb"/>
      <style:text-properties style:font-name="Times New Roman3" fo:font-size="14pt" officeooo:rsid="01e85119" officeooo:paragraph-rsid="020dbf6b" style:font-size-asian="14pt" style:font-size-complex="14pt"/>
    </style:style>
    <style:style style:name="P41" style:family="paragraph" style:parent-style-name="Table_20_Contents">
      <style:paragraph-properties fo:margin-left="0in" fo:margin-right="0in" fo:text-align="start" style:justify-single-word="false" fo:text-indent="0in" style:auto-text-indent="false" style:writing-mode="lr-tb"/>
      <style:text-properties style:font-name="Times New Roman3" fo:font-size="14pt" officeooo:rsid="01e2bb5d" officeooo:paragraph-rsid="020dbf6b" style:font-size-asian="14pt" style:font-size-complex="14pt"/>
    </style:style>
    <style:style style:name="P42" style:family="paragraph" style:parent-style-name="Table_20_Contents">
      <style:paragraph-properties fo:margin-left="0in" fo:margin-right="0in" fo:text-align="start" style:justify-single-word="false" fo:text-indent="0in" style:auto-text-indent="false" style:writing-mode="lr-tb"/>
      <style:text-properties style:font-name="Times New Roman3" fo:font-size="14pt" fo:font-weight="bold" officeooo:rsid="001c1eab" officeooo:paragraph-rsid="020dbf6b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 style:writing-mode="lr-tb"/>
      <style:text-properties style:font-name="Times New Roman3" fo:font-size="14pt" fo:font-weight="bold" officeooo:rsid="01bf421f" officeooo:paragraph-rsid="020dbf6b" style:font-size-asian="14pt" style:font-weight-asian="bold" style:font-size-complex="14pt" style:font-weight-complex="bold"/>
    </style:style>
    <style:style style:name="P44" style:family="paragraph" style:parent-style-name="Table_20_Contents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text:number-lines="false" text:line-number="0" style:writing-mode="lr-tb"/>
      <style:text-properties style:font-name="monospace" fo:font-size="7.5pt" officeooo:rsid="020e67db" officeooo:paragraph-rsid="020e67db" style:font-size-asian="7.5pt" style:font-size-complex="7.5pt"/>
    </style:style>
    <style:style style:name="P45" style:family="paragraph" style:parent-style-name="Table_20_Contents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text:number-lines="false" text:line-number="0" style:writing-mode="lr-tb"/>
      <style:text-properties style:font-name="monospace" fo:font-size="7.5pt" officeooo:rsid="020fc856" officeooo:paragraph-rsid="020fc856" style:font-size-asian="7.5pt" style:font-size-complex="7.5pt"/>
    </style:style>
    <style:style style:name="P46" style:family="paragraph" style:parent-style-name="Table">
      <style:paragraph-properties fo:margin-left="0in" fo:margin-right="0in" fo:text-indent="0in" style:auto-text-indent="false" fo:keep-with-next="always"/>
      <style:text-properties style:font-name="Times New Roman3" fo:font-size="14pt" officeooo:paragraph-rsid="020dbf6b" style:font-size-asian="14pt" style:font-size-complex="14pt"/>
    </style:style>
    <style:style style:name="P47" style:family="paragraph" style:parent-style-name="Text_20_body">
      <style:text-properties officeooo:rsid="020cba9c" officeooo:paragraph-rsid="020cba9c"/>
    </style:style>
    <style:style style:name="P48" style:family="paragraph" style:parent-style-name="Text_20_body">
      <style:text-properties officeooo:rsid="020ccd4c" officeooo:paragraph-rsid="020ccd4c"/>
    </style:style>
    <style:style style:name="P49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style:font-name="Times New Roman3" fo:font-size="14pt" fo:language="ru" fo:country="RU" fo:font-weight="normal" officeooo:rsid="020dbf6b" officeooo:paragraph-rsid="020dbf6b" fo:background-color="transparent" style:font-size-asian="14pt" style:font-weight-asian="normal" style:font-size-complex="14pt" style:font-weight-complex="normal"/>
    </style:style>
    <style:style style:name="P50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style:font-name="Times New Roman3" fo:font-size="14pt" fo:language="ru" fo:country="RU" fo:font-weight="normal" officeooo:rsid="020e67db" officeooo:paragraph-rsid="020e67db" fo:background-color="transparent" style:font-size-asian="14pt" style:font-weight-asian="normal" style:font-size-complex="14pt" style:font-weight-complex="normal"/>
    </style:style>
    <style:style style:name="P51" style:family="paragraph" style:parent-style-name="Text_20_body">
      <style:paragraph-properties fo:margin-left="0in" fo:margin-right="0in" fo:margin-top="0in" fo:margin-bottom="0in" loext:contextual-spacing="false" fo:text-indent="0in" style:auto-text-indent="false" style:writing-mode="lr-tb"/>
      <style:text-properties fo:color="#00000a" style:font-name="Droid Sans Mono" fo:font-size="9pt" fo:language="en" fo:country="US" officeooo:rsid="020ccd4c" officeooo:paragraph-rsid="020ccd4c" style:font-name-asian="WenQuanYi Micro Hei" style:font-size-asian="9pt" style:language-asian="zh" style:country-asian="CN" style:font-name-complex="Lohit Devanagari" style:font-size-complex="9pt" style:language-complex="hi" style:country-complex="IN"/>
    </style:style>
    <style:style style:name="P5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2097c06"/>
    </style:style>
    <style:style style:name="P5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style:font-name="Calibri" fo:font-size="10.5pt" officeooo:rsid="020dbf6b" officeooo:paragraph-rsid="020dbf6b" style:font-size-asian="10.5pt" style:font-size-complex="10.5pt"/>
    </style:style>
    <style:style style:name="P54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rsid="020dbf6b" officeooo:paragraph-rsid="020dbf6b"/>
    </style:style>
    <style:style style:name="P55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pag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20cba9c" officeooo:paragraph-rsid="020cba9c" style:font-size-asian="14pt" style:font-size-complex="14pt"/>
    </style:style>
    <style:style style:name="P56" style:family="paragraph" style:parent-style-name="Text_20_body">
      <style:paragraph-properties fo:margin-left="0in" fo:margin-right="0in" fo:text-indent="0in" style:auto-text-indent="false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officeooo:rsid="020cba9c" officeooo:paragraph-rsid="020cba9c"/>
    </style:style>
    <style:style style:name="P58" style:family="paragraph" style:parent-style-name="Text_20_body">
      <style:paragraph-properties fo:margin-left="0in" fo:margin-right="0in" fo:text-indent="0in" style:auto-text-indent="false"/>
      <style:text-properties officeooo:paragraph-rsid="01f33746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officeooo:rsid="020ccd4c" officeooo:paragraph-rsid="020ccd4c"/>
    </style:style>
    <style:style style:name="P60" style:family="paragraph" style:parent-style-name="Text_20_body" style:list-style-name="L2">
      <loext:graphic-properties draw:fill="none"/>
      <style:paragraph-properties fo:margin-left="0.5902in" fo:margin-right="0in" fo:margin-top="0in" fo:margin-bottom="0in" loext:contextual-spacing="false" fo:line-height="100%" fo:text-align="justify" style:justify-single-word="false" fo:orphans="2" fo:widows="2" fo:text-indent="-0.1965in" style:auto-text-indent="false" fo:background-color="transparent" style:writing-mode="pag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8f832" officeooo:paragraph-rsid="020cba9c" style:font-size-asian="14pt" style:font-size-complex="14pt"/>
    </style:style>
    <style:style style:name="P61" style:family="paragraph" style:parent-style-name="Text_20_body" style:list-style-name="L2">
      <loext:graphic-properties draw:fill="none"/>
      <style:paragraph-properties fo:margin-left="0.5902in" fo:margin-right="0in" fo:margin-top="0in" fo:margin-bottom="0in" loext:contextual-spacing="false" fo:line-height="100%" fo:text-align="justify" style:justify-single-word="false" fo:orphans="2" fo:widows="2" fo:text-indent="-0.1965in" style:auto-text-indent="false" fo:background-color="transparent" style:writing-mode="page"/>
      <style:text-properties fo:font-variant="normal" fo:text-transform="none" fo:color="#000000" style:font-name="Times New Roman3" fo:font-size="14pt" fo:letter-spacing="normal" fo:language="ru" fo:country="RU" fo:font-style="normal" fo:font-weight="normal" officeooo:paragraph-rsid="020cba9c" style:font-size-asian="14pt" style:font-size-complex="14pt"/>
    </style:style>
    <style:style style:name="P62" style:family="paragraph" style:parent-style-name="Text_20_body" style:list-style-name="L2">
      <loext:graphic-properties draw:fill="none"/>
      <style:paragraph-properties fo:margin-left="0.5902in" fo:margin-right="0in" fo:margin-top="0in" fo:margin-bottom="0in" loext:contextual-spacing="false" fo:line-height="100%" fo:text-align="justify" style:justify-single-word="false" fo:orphans="2" fo:widows="2" fo:text-indent="-0.1965in" style:auto-text-indent="false" fo:background-color="transparent" style:writing-mode="page"/>
      <style:text-properties fo:font-variant="normal" fo:text-transform="none" fo:color="#000000" style:font-name="Times New Roman3" fo:font-size="14pt" fo:letter-spacing="normal" fo:language="ru" fo:country="RU" fo:font-style="normal" fo:font-weight="bold" officeooo:rsid="0008f832" officeooo:paragraph-rsid="020cba9c" style:font-size-asian="14pt" style:font-weight-asian="bold" style:font-size-complex="14pt" style:font-weight-complex="bold"/>
    </style:style>
    <style:style style:name="P63" style:family="paragraph" style:parent-style-name="Preformatted_20_Text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style:font-name="Times New Roman3" fo:font-size="14pt" fo:language="ru" fo:country="RU" fo:font-weight="normal" officeooo:rsid="020dbf6b" officeooo:paragraph-rsid="020dbf6b" fo:background-color="transparent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bff92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c0f4e2" style:font-weight-asian="bold" style:font-weight-complex="bold"/>
    </style:style>
    <style:style style:name="T5" style:family="text">
      <style:text-properties fo:font-weight="bold" officeooo:rsid="01d5d964" style:font-weight-asian="bold" style:font-weight-complex="bold"/>
    </style:style>
    <style:style style:name="T6" style:family="text">
      <style:text-properties fo:font-weight="bold" officeooo:rsid="020dbf6b" style:font-weight-asian="bold" style:font-weight-complex="bold"/>
    </style:style>
    <style:style style:name="T7" style:family="text">
      <style:text-properties fo:font-weight="bold" style:font-name-asian="Times New Roman4" style:language-asian="ru" style:country-asian="RU" style:font-weight-asian="bold" style:font-name-complex="Times New Roman4" style:font-weight-complex="bold"/>
    </style:style>
    <style:style style:name="T8" style:family="text">
      <style:text-properties fo:font-weight="bold" officeooo:rsid="000f3815" style:font-name-asian="Times New Roman4" style:language-asian="ru" style:country-asian="RU" style:font-weight-asian="bold" style:font-name-complex="Times New Roman4" style:font-weight-complex="bold"/>
    </style:style>
    <style:style style:name="T9" style:family="text">
      <style:text-properties officeooo:rsid="01c2bc2e"/>
    </style:style>
    <style:style style:name="T10" style:family="text">
      <style:text-properties fo:font-variant="normal" fo:text-transform="none" fo:color="#000000" fo:letter-spacing="normal" fo:font-style="normal" officeooo:rsid="01c2bc2e"/>
    </style:style>
    <style:style style:name="T11" style:family="text">
      <style:text-properties fo:font-variant="normal" fo:text-transform="none" fo:color="#000000" fo:letter-spacing="normal" fo:font-style="normal" fo:font-weight="normal" officeooo:rsid="0204e86c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fo:letter-spacing="normal" fo:font-style="normal" fo:font-weight="normal" officeooo:rsid="020cba9c" fo:background-color="transparent" loext:char-shading-value="0" style:font-name-asian="Times New Roman4" style:language-asian="ru" style:country-asian="RU" style:font-weight-asian="normal" style:font-name-complex="Times New Roman4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070af8" fo:background-color="transparent" loext:char-shading-value="0"/>
    </style:style>
    <style:style style:name="T14" style:family="text">
      <style:text-properties fo:font-variant="normal" fo:text-transform="none" fo:letter-spacing="normal" fo:font-style="normal" fo:font-weight="normal" officeooo:rsid="01c2bc2e" fo:background-color="transparent" loext:char-shading-value="0" style:font-name-asian="Times New Roman4" style:language-asian="ru" style:country-asian="RU" style:font-weight-asian="normal" style:font-name-complex="Times New Roman4" style:font-weight-complex="normal"/>
    </style:style>
    <style:style style:name="T15" style:family="text">
      <style:text-properties style:font-name-asian="Times New Roman4" style:language-asian="ru" style:country-asian="RU" style:font-name-complex="Times New Roman4"/>
    </style:style>
    <style:style style:name="T16" style:family="text">
      <style:text-properties officeooo:rsid="01bff929" style:font-name-asian="Times New Roman4" style:language-asian="ru" style:country-asian="RU" style:font-name-complex="Times New Roman4"/>
    </style:style>
    <style:style style:name="T17" style:family="text">
      <style:text-properties officeooo:rsid="01c2bc2e" style:font-name-asian="Times New Roman4" style:language-asian="ru" style:country-asian="RU" style:font-name-complex="Times New Roman4"/>
    </style:style>
    <style:style style:name="T18" style:family="text">
      <style:text-properties officeooo:rsid="020cba9c" style:font-name-asian="Times New Roman4" style:language-asian="ru" style:country-asian="RU" style:font-name-complex="Times New Roman4"/>
    </style:style>
    <style:style style:name="T19" style:family="text">
      <style:text-properties officeooo:rsid="01c2bc2e" style:font-name-asian="Times New Roman4" style:language-asian="ru" style:country-asian="RU" style:font-weight-asian="normal" style:font-name-complex="Times New Roman4" style:font-weight-complex="normal"/>
    </style:style>
    <style:style style:name="T20" style:family="text">
      <style:text-properties fo:color="#000000" officeooo:rsid="020cba9c" style:font-name-asian="Times New Roman4" style:language-asian="ru" style:country-asian="RU" style:font-weight-asian="normal" style:font-name-complex="Times New Roman4" style:font-weight-complex="normal"/>
    </style:style>
    <style:style style:name="T21" style:family="text">
      <style:text-properties officeooo:rsid="01d7e39c"/>
    </style:style>
    <style:style style:name="T22" style:family="text">
      <style:text-properties style:font-name="Times New Roman3" fo:font-size="14pt" fo:language="ru" fo:country="RU" fo:font-weight="normal" fo:background-color="transparent" loext:char-shading-value="0" style:font-size-asian="14pt" style:font-size-complex="14pt"/>
    </style:style>
    <style:style style:name="T23" style:family="text">
      <style:text-properties style:font-name="Times New Roman3" fo:font-size="14pt" fo:language="ru" fo:country="RU" fo:font-weight="normal" officeooo:rsid="01f83219" fo:background-color="transparent" loext:char-shading-value="0" style:font-size-asian="14pt" style:font-size-complex="14pt"/>
    </style:style>
    <style:style style:name="T24" style:family="text">
      <style:text-properties style:font-name="Times New Roman3" fo:font-size="14pt" fo:language="ru" fo:country="RU" fo:font-weight="bold" officeooo:rsid="01f83219" fo:background-color="transparent" loext:char-shading-value="0" style:font-size-asian="14pt" style:font-weight-asian="bold" style:font-size-complex="14pt" style:font-weight-complex="bold"/>
    </style:style>
    <style:style style:name="T25" style:family="text">
      <style:text-properties style:font-name="Times New Roman3" fo:font-size="14pt" fo:font-weight="normal" officeooo:rsid="020b96fb" style:font-size-asian="14pt" style:font-weight-asian="normal" style:font-size-complex="14pt" style:font-weight-complex="normal"/>
    </style:style>
    <style:style style:name="T26" style:family="text">
      <style:text-properties officeooo:rsid="01e2bb5d"/>
    </style:style>
    <style:style style:name="T27" style:family="text">
      <style:text-properties style:font-name="Times New Roman2" style:font-name-complex="Times New Roman4"/>
    </style:style>
    <style:style style:name="T28" style:family="text">
      <style:text-properties style:font-name="Times New Roman2" fo:language="en" fo:country="US" style:font-name-complex="Times New Roman4"/>
    </style:style>
    <style:style style:name="T29" style:family="text">
      <style:text-properties style:font-name="Times New Roman2" fo:language="en" fo:country="US" officeooo:rsid="01e2bb5d" style:font-name-complex="Times New Roman4"/>
    </style:style>
    <style:style style:name="T30" style:family="text">
      <style:text-properties officeooo:rsid="01e85119"/>
    </style:style>
    <style:style style:name="T31" style:family="text">
      <style:text-properties officeooo:rsid="01f0608f"/>
    </style:style>
    <style:style style:name="T32" style:family="text">
      <style:text-properties officeooo:rsid="01f4f93e"/>
    </style:style>
    <style:style style:name="T33" style:family="text">
      <style:text-properties officeooo:rsid="02015aba"/>
    </style:style>
    <style:style style:name="T34" style:family="text">
      <style:text-properties officeooo:rsid="020b96fb"/>
    </style:style>
    <style:style style:name="T35" style:family="text">
      <style:text-properties officeooo:rsid="020cba9c"/>
    </style:style>
    <style:style style:name="T36" style:family="text">
      <style:text-properties officeooo:rsid="020ccd4c"/>
    </style:style>
    <style:style style:name="T37" style:family="text">
      <style:text-properties officeooo:rsid="001b8bc1"/>
    </style:style>
    <style:style style:name="T38" style:family="text">
      <style:text-properties officeooo:rsid="01c0f4e2"/>
    </style:style>
    <style:style style:name="T39" style:family="text">
      <style:text-properties officeooo:rsid="01c81332"/>
    </style:style>
    <style:style style:name="T40" style:family="text">
      <style:text-properties officeooo:rsid="01caa3e2"/>
    </style:style>
    <style:style style:name="T41" style:family="text">
      <style:text-properties officeooo:rsid="020dbf6b"/>
    </style:style>
    <style:style style:name="T42" style:family="text">
      <style:text-properties officeooo:rsid="020e67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1">Московский Авиационный Институт</text:p>
      <text:p text:style-name="P5">(Национальный Исследовательский Университет)</text:p>
      <text:p text:style-name="P7">Факультет прикладной математики и физики</text:p>
      <text:p text:style-name="P5">Кафедра вычислительной математики и программирования</text:p>
      <text:h text:style-name="P30" text:outline-level="1"><text:s text:c="46"/></text:h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22" text:outline-level="1">КУРСОВАЯ РАБОТА</text:h>
      <text:h text:style-name="P23" text:outline-level="1">по курсу</text:h>
      <text:h text:style-name="P24" text:outline-level="1"><text:span text:style-name="T9">"</text:span>Информатика<text:span text:style-name="T9">"</text:span></text:h>
      <text:h text:style-name="P26" text:outline-level="1">"Архитектура ЭВМ, системное программное обеспечение"</text:h>
      <text:h text:style-name="P25" text:outline-level="1"><text:span text:style-name="T1">I</text:span><text:span text:style-name="T2">I</text:span> семестр</text:h>
      <text:h text:style-name="P27" text:outline-level="1"><text:span text:style-name="T15">Задание </text:span><text:span text:style-name="T18">8</text:span><text:span text:style-name="T16"> </text:span><text:span text:style-name="T17">"</text:span><text:span text:style-name="T18">Линейные списки</text:span><text:span text:style-name="T10">"</text:span></text:h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1" text:outline-level="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Студент:</text:p>
          </table:table-cell>
          <table:table-cell table:style-name="Table1.A1" office:value-type="string">
            <text:p text:style-name="P4">Пашкевич А. Р.</text:p>
          </table:table-cell>
        </table:table-row>
        <table:table-row table:style-name="Table1.1">
          <table:table-cell table:style-name="Table1.A1" office:value-type="string">
            <text:p text:style-name="P6">Группа:</text:p>
          </table:table-cell>
          <table:table-cell table:style-name="Table1.A1" office:value-type="string">
            <text:p text:style-name="P4">08-107, № по списку 10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Руководитель:</text:p>
          </table:table-cell>
          <table:table-cell table:style-name="Table1.A1" office:value-type="string">
            <text:p text:style-name="P4">Ридли М. К.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>Ридли А. Н.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Оценка:</text:p>
          </table:table-cell>
          <table:table-cell table:style-name="Table1.B8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Дата:</text:p>
          </table:table-cell>
          <table:table-cell table:style-name="Table1.B8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Подпись:</text:p>
          </table:table-cell>
          <table:table-cell table:style-name="Table1.B8" office:value-type="string">
            <text:p text:style-name="P4"/>
          </table:table-cell>
        </table:table-row>
      </table:table>
      <text:p text:style-name="P15"/>
      <text:p text:style-name="P15"/>
      <text:p text:style-name="P3"><text:span text:style-name="T7">Москва, 201</text:span><text:span text:style-name="T8">7</text:span></text:p>
      <text:p text:style-name="P18">Аннотация</text:p>
      <text:p text:style-name="P14">В данном документе описывается программа, написанная в соответствии с постановкой задачи на курсовое проектирование по теме "<text:span text:style-name="T20">Линейные списки</text:span>" по дисциплине "<text:span text:style-name="T19">Архитектура ЭВМ, системное программное обеспечение</text:span>". Данная программа предназначена для обработки <text:span text:style-name="T35">линейного списка заданной организации</text:span>. Результаты тестирования доказывают, что программа правильно выполняет все операции по обработке входных данных и формирования выходных данных.</text:p>
      <text:p text:style-name="P8"/>
      <text:p text:style-name="P9">1. <text:span text:style-name="T9">П</text:span>остановка задачи</text:p>
      <text:p text:style-name="P55">Составить и отладить программу на языке Си для обработки линейного списка заданной организации с отображением на динамические структуры. Навигацию по списку следует реализовать с применением итераторов. Тип элементов списка — целый. Предусмотреть выполнение одного нестандартного и четырех стандартных действий:</text:p>
      <text:list xml:id="list7008298540293840172" text:style-name="L2">
        <text:list-item>
          <text:p text:style-name="P61"><text:span text:style-name="T35">Печать списка;</text:span></text:p>
        </text:list-item>
        <text:list-item>
          <text:p text:style-name="P60"><text:span text:style-name="T35">В</text:span>ставка нового элемента в список;</text:p>
        </text:list-item>
        <text:list-item>
          <text:p text:style-name="P60"><text:span text:style-name="T35">У</text:span>даление элемента списка;</text:p>
        </text:list-item>
        <text:list-item>
          <text:p text:style-name="P60"><text:span text:style-name="T35">П</text:span>одсчет длины списка;</text:p>
        </text:list-item>
        <text:list-item>
          <text:p text:style-name="P62"><text:span text:style-name="T35">У</text:span>далить каждый k-ый элемент списка</text:p>
        </text:list-item>
      </text:list>
      <text:p text:style-name="P11"><text:span text:style-name="T3"/></text:p>
      <text:p text:style-name="P17"><text:span text:style-name="T26">2</text:span>. <text:span text:style-name="Strong_20_Emphasis">Функциональное назначение</text:span></text:p>
      <text:p text:style-name="P20"><text:span text:style-name="T32">Данная п</text:span>рограмма осуществляет <text:span text:style-name="T35">обработку однонаправленного линейного списка с применением итераторов.</text:span></text:p>
      <text:p text:style-name="Heading_20_1"><text:span text:style-name="T35">3</text:span>. Общие сведения о программе</text:p>
      <text:p text:style-name="P11">Необходимое программное и аппаратное обеспечение: компилятор gcc</text:p>
      <text:p text:style-name="P11"><text:span text:style-name="T27">Операционная система: </text:span><text:span text:style-name="T28">GNU</text:span><text:span text:style-name="T27">/</text:span><text:span text:style-name="T28">Linux</text:span><text:span text:style-name="T27">, </text:span><text:span text:style-name="T29">UNIX, MS Windows</text:span></text:p>
      <text:p text:style-name="P11">Язык: Си</text:p>
      <text:p text:style-name="P11">Система программирования: Си</text:p>
      <text:p text:style-name="P11"><text:span text:style-name="T26">Способ</text:span> вызова и загрузки: bash</text:p>
      <text:p text:style-name="P16"><text:span text:style-name="T4">4</text:span><text:span text:style-name="T3">. </text:span><text:span text:style-name="T5">организация входных и выходных данных</text:span></text:p>
      <text:p text:style-name="P12">Входные данные:</text:p>
      <text:p text:style-name="P57">На стандартный ввод программе подаются команды пяти типов:</text:p>
      <text:p text:style-name="P47">1. — печать списка; </text:p>
      <text:p text:style-name="P47">2. — вставка перед указанным элементом элемента с введенным значением <text:s/></text:p>
      <text:p text:style-name="P47">3. — удаление <text:span text:style-name="T36">указанного элемента из списка</text:span></text:p>
      <text:p text:style-name="P47">4. — <text:span text:style-name="T36">вывод</text:span> длины списка</text:p>
      <text:p text:style-name="P47">5. — выполнение заданного вариантом действия —<text:span text:style-name="T36"> удаление каждого </text:span><text:bookmark-start text:name="__DdeLink__1416_1778430261"/><text:span text:style-name="T36">k-того</text:span><text:bookmark-end text:name="__DdeLink__1416_1778430261"/><text:span text:style-name="T36"> элемента списка. Вводится значение k.</text:span></text:p>
      <text:p text:style-name="P58"><text:span text:style-name="T3">Выходные данные:</text:span></text:p>
      <text:p text:style-name="P48">После чтения и выполнения каждой команды программа выводит результат операции.</text:p>
      <text:p text:style-name="P48">Вывод всех элементов списка в формате 25 -&gt; 5 -&gt; <text:s/>NULL. </text:p>
      <text:p text:style-name="P48">Выводит длину списка. </text:p>
      <text:p text:style-name="P59"><text:tab/>При удалении каждого <text:s/>k-того элемента выводит значения удаленных элементов и печатает элементы списка</text:p>
      <text:p text:style-name="P16"><text:soft-page-break/>5. <text:span text:style-name="T21">Внутреннее представление данных</text:span></text:p>
      <text:p text:style-name="P51">typedef struct Elem elem_t;</text:p>
      <text:p text:style-name="P51">struct Elem {</text:p>
      <text:p text:style-name="P51"><text:tab/>int data;</text:p>
      <text:p text:style-name="P51"><text:s text:c="4"/><text:tab/>elem_t *next;</text:p>
      <text:p text:style-name="P51">};</text:p>
      <text:p text:style-name="P51"/>
      <text:p text:style-name="P51">typedef struct {</text:p>
      <text:p text:style-name="P51"><text:tab/>elem_t *head;</text:p>
      <text:p text:style-name="P51"><text:tab/>int size;</text:p>
      <text:p text:style-name="P51">} List;</text:p>
      <text:p text:style-name="P51"/>
      <text:p text:style-name="P51">typedef struct {</text:p>
      <text:p text:style-name="P51"><text:tab/>elem_t *node;</text:p>
      <text:p text:style-name="P51">} Iterator;</text:p>
      <text:p text:style-name="Heading_20_1">3. Организация исходного кода</text:p>
      <text:p text:style-name="P48">Программа поделена на 3 части: заголовочный файл с описанием интерфейса списка, файл с реализаций списка и основной файл, в котором производится обработка команд пользователя и вызов соответствующих функций.</text:p>
      <text:p text:style-name="P46">Таблица <text:sequence text:ref-name="refTable1" text:name="Table" text:formula="ooow:Table+1" style:num-format="1">1</text:sequence>: <text:span text:style-name="T37">Структура файлов проекта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7">/include</text:p>
          </table:table-cell>
          <table:covered-table-cell/>
        </table:table-row>
        <table:table-row>
          <table:table-cell table:style-name="Table5.A2" office:value-type="string">
            <text:p text:style-name="P42"><text:span text:style-name="T41">list</text:span>.<text:span text:style-name="T38">h</text:span></text:p>
          </table:table-cell>
          <table:table-cell table:style-name="Table5.B2" office:value-type="string">
            <text:p text:style-name="P38"><text:span text:style-name="T39">З</text:span>аголовочный файл с описанием структуры <text:span text:style-name="T41">элементов списка, итераторов и линейного списка</text:span></text:p>
          </table:table-cell>
        </table:table-row>
        <table:table-row>
          <table:table-cell table:style-name="Table5.B2" table:number-columns-spanned="2" office:value-type="string">
            <text:p text:style-name="P39">/<text:span text:style-name="T40">src</text:span></text:p>
          </table:table-cell>
          <table:covered-table-cell/>
        </table:table-row>
        <table:table-row>
          <table:table-cell table:style-name="Table5.A2" office:value-type="string">
            <text:p text:style-name="P43"><text:span text:style-name="T41">main</text:span>.c</text:p>
          </table:table-cell>
          <table:table-cell table:style-name="Table5.B2" office:value-type="string">
            <text:p text:style-name="P40">Инициация структуры <text:span text:style-name="T6">list</text:span></text:p>
            <text:p text:style-name="P41">Вывод <text:span text:style-name="T41">меню</text:span>. <text:span text:style-name="T41">Обработка команд пользователя, вызов соответствующих функций, функция удаления k-того элемента</text:span></text:p>
          </table:table-cell>
        </table:table-row>
        <table:table-row>
          <table:table-cell table:style-name="Table5.A2" office:value-type="string">
            <text:p text:style-name="P42"><text:span text:style-name="T41">list</text:span>.c</text:p>
          </table:table-cell>
          <table:table-cell table:style-name="Table5.B2" office:value-type="string">
            <text:p text:style-name="P38">Файл с кодом для работы со структурой <text:span text:style-name="T41">elem, list, iterator</text:span>. </text:p>
          </table:table-cell>
        </table:table-row>
        <table:table-row>
          <table:table-cell table:style-name="Table5.B2" table:number-columns-spanned="2" office:value-type="string">
            <text:p text:style-name="P37"/>
          </table:table-cell>
          <table:covered-table-cell/>
        </table:table-row>
        <table:table-row>
          <table:table-cell table:style-name="Table5.A2" office:value-type="string">
            <text:p text:style-name="P28"><text:span text:style-name="T38">m</text:span>akefile</text:p>
          </table:table-cell>
          <table:table-cell table:style-name="Table5.B2" office:value-type="string">
            <text:p text:style-name="P29"><text:span text:style-name="T39">Используется для </text:span>управления сборкой проекта. <text:span text:style-name="T39">С</text:span>лужит <text:span text:style-name="T39">для </text:span>сборк<text:span text:style-name="T39">и</text:span> проекта <text:span text:style-name="T39">и</text:span> очистк<text:span text:style-name="T39">и </text:span>каталог<text:span text:style-name="T39">ов проекта</text:span> от образованных в процессе сборки файлов.</text:p>
          </table:table-cell>
        </table:table-row>
      </table:table>
      <text:p text:style-name="P33"><text:span text:style-name="T25"/></text:p>
      <text:p text:style-name="Heading_20_1"><text:span text:style-name="T30">4. </text:span>Как это работает</text:p>
      <text:p text:style-name="P19">Программа <text:span text:style-name="T41">создает пустой список, после чего выводится меню действий состоящее из следующих пунктов:</text:span></text:p>
      <text:p text:style-name="P53">Please, enter your choice:</text:p>
      <text:p text:style-name="P53">1 --- to print list.</text:p>
      <text:p text:style-name="P53">2 --- to insert into the list an element before some element (index)</text:p>
      <text:p text:style-name="P53">3 --- to delete an element from the list (index)</text:p>
      <text:p text:style-name="P53">4 --- length of list</text:p>
      <text:p text:style-name="P53">5 --- remove each k-th element, write some like 2</text:p>
      <text:p text:style-name="P53">6 --- exit.</text:p>
      <text:p text:style-name="P52"><text:span text:style-name="T23"/></text:p>
      <text:p text:style-name="P54"><text:span text:style-name="T23">void </text:span><text:span text:style-name="T24">function</text:span><text:span text:style-name="T23">(List *, int)</text:span></text:p>
      <text:p text:style-name="P54"><text:span text:style-name="T22">удаляет каждый k-тый элемент из списка</text:span></text:p>
      <text:p text:style-name="P54"><text:span text:style-name="T22"/></text:p>
      <text:p text:style-name="P52"><text:soft-page-break/><text:span text:style-name="T23"/></text:p>
      <text:p text:style-name="P49">int<text:span text:style-name="T3"> menu</text:span>()</text:p>
      <text:p text:style-name="P49">возвращает какой элемент меню выбран</text:p>
      <text:p text:style-name="P49"/>
      <text:p text:style-name="P49">List* <text:span text:style-name="T3">CreateList</text:span>()</text:p>
      <text:p text:style-name="P63">Инициализация списка</text:p>
      <text:p text:style-name="P49"/>
      <text:p text:style-name="P49">Iterator* <text:span text:style-name="T3">first</text:span>(List *)</text:p>
      <text:p text:style-name="P50">Создание итератора из ссылочной компоненты первого элемента (head) списка</text:p>
      <text:p text:style-name="P50"/>
      <text:p text:style-name="P49">Iterator* <text:span text:style-name="T3">last</text:span>(List *)</text:p>
      <text:p text:style-name="P50">создает итератор из последнего элемента списка</text:p>
      <text:p text:style-name="P50"/>
      <text:p text:style-name="P49">bool <text:span text:style-name="T3">is_empty</text:span>(const List *)</text:p>
      <text:p text:style-name="P50">проверяет не пустой ли список</text:p>
      <text:p text:style-name="P50"/>
      <text:p text:style-name="P49">Iterator* <text:span text:style-name="T3">find_item_by_index</text:span>(List *, const int)</text:p>
      <text:p text:style-name="P50">ищет элемент списка по заданному индексу и возвращает итератор на него</text:p>
      <text:p text:style-name="P50"/>
      <text:p text:style-name="P49">void <text:span text:style-name="T3">print_list</text:span>(List *)</text:p>
      <text:p text:style-name="P50">печать элементов списка</text:p>
      <text:p text:style-name="P50"/>
      <text:p text:style-name="P49">void <text:span text:style-name="T3">destroy_list</text:span>(List *)</text:p>
      <text:p text:style-name="P50">уничтожает список, перебирая его элементы и удаляя их</text:p>
      <text:p text:style-name="P50"/>
      <text:p text:style-name="P49">void <text:span text:style-name="T3">insert</text:span>(List *, const int, int)</text:p>
      <text:p text:style-name="P50">вставляет элемент в список перед заданным</text:p>
      <text:p text:style-name="P50"/>
      <text:p text:style-name="P49">void <text:span text:style-name="T3">delete</text:span>(List *, const int)</text:p>
      <text:p text:style-name="P50">удаляет элемент на который указывает индекс</text:p>
      <text:p text:style-name="P49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44">Please, enter your choice:</text:p>
            <text:p text:style-name="P44">1 --- to print list.</text:p>
            <text:p text:style-name="P44">2 --- to insert into the list an element before some element (index)</text:p>
            <text:p text:style-name="P44">3 --- to delete an element from the list (index)</text:p>
            <text:p text:style-name="P44">4 --- length of list</text:p>
            <text:p text:style-name="P44">5 --- remove each k-th element, write some like 2</text:p>
            <text:p text:style-name="P44">6 --- exit.</text:p>
            <text:p text:style-name="P44"/>
            <text:p text:style-name="P44">Select action: 2</text:p>
            <text:p text:style-name="P44">add: 1</text:p>
            <text:p text:style-name="P44">25</text:p>
            <text:p text:style-name="P44"/>
            <text:p text:style-name="P44">The list is: (1)</text:p>
            <text:p text:style-name="P44">25 -&gt; NULL</text:p>
          </table:table-cell>
        </table:table-row>
        <table:table-row table:style-name="Таблица3.1">
          <table:table-cell table:style-name="Таблица3.A1" office:value-type="string">
            <text:p text:style-name="P45">...</text:p>
          </table:table-cell>
        </table:table-row>
        <table:table-row table:style-name="Таблица3.1">
          <table:table-cell table:style-name="Таблица3.A1" office:value-type="string">
            <text:p text:style-name="P45">The list is: (12)</text:p>
            <text:p text:style-name="P45">25 -&gt; 3 -&gt; 12 -&gt; 63 -&gt; 8 -&gt; 36 -&gt; 10 -&gt; 45 -&gt; 6 -&gt; 1 -&gt; 77 -&gt; 25 -&gt; NULL</text:p>
            <text:p text:style-name="P45"/>
            <text:p text:style-name="P45">Please, enter your choice:</text:p>
            <text:p text:style-name="P45">1 --- to print list.</text:p>
            <text:p text:style-name="P45">2 --- to insert into the list an element before some element (index)</text:p>
            <text:p text:style-name="P45">3 --- to delete an element from the list (index)</text:p>
            <text:p text:style-name="P45">4 --- length of list</text:p>
            <text:p text:style-name="P45">5 --- remove each k-th element, write some like 2</text:p>
            <text:p text:style-name="P45">6 --- exit.</text:p>
            <text:p text:style-name="P45"/>
            <text:p text:style-name="P45">Select action: 5</text:p>
            <text:p text:style-name="P45"><text:soft-page-break/>function</text:p>
            <text:p text:style-name="P45">Enter number of k-th element: 3</text:p>
            <text:p text:style-name="P45">deleted = 12</text:p>
            <text:p text:style-name="P45">deleted = 36</text:p>
            <text:p text:style-name="P45">deleted = 6</text:p>
            <text:p text:style-name="P45">deleted = 25</text:p>
            <text:p text:style-name="P45"/>
            <text:p text:style-name="P45">The list is: (8)</text:p>
            <text:p text:style-name="P45">25 -&gt; 3 -&gt; 63 -&gt; 8 -&gt; 10 -&gt; 45 -&gt; 1 -&gt; 77 -&gt; NULL</text:p>
          </table:table-cell>
        </table:table-row>
      </table:table>
      <text:p text:style-name="Heading_20_1">Заключение</text:p>
      <text:p text:style-name="P34">Данная программа, составлена в соответствии с постановкой задачи на курсовое проектирование по теме "<text:span text:style-name="T12">Линейные списки</text:span><text:span text:style-name="T13">" по дисциплине "</text:span><text:span text:style-name="T14">Архитектура ЭВМ, системное программное обеспечение</text:span><text:span text:style-name="T13">"</text:span>. При написании программы использованы методические указания по курсовому проектированию по дисциплине. Тестирование программы подтвердило, что программа правильно выполняет обработку данных и выдаёт верные результаты. Всё это свидетельствует о работоспособности программы и позволяет сделать вывод о пригодности программы к решению практических задач по <text:span text:style-name="T33">обработке</text:span> <text:span text:style-name="T42">линейных списков</text:span>.</text:p>
      <text:p text:style-name="P10">Приложение 1. Исходный код <text:span text:style-name="T31">программы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6">List.h</text:p>
          </table:table-cell>
        </table:table-row>
        <table:table-row>
          <table:table-cell table:style-name="Таблица4.A1" office:value-type="string">
            <text:p text:style-name="P35">#ifndef __LIST_H__</text:p>
            <text:p text:style-name="P35">#define __LIST_H__</text:p>
            <text:p text:style-name="P35"/>
            <text:p text:style-name="P35">#include &lt;stdio.h&gt;</text:p>
            <text:p text:style-name="P35">#include &lt;stdlib.h&gt;</text:p>
            <text:p text:style-name="P35">#include &lt;stdbool.h&gt;</text:p>
            <text:p text:style-name="P35"/>
            <text:p text:style-name="P35">typedef struct Elem elem_t;</text:p>
            <text:p text:style-name="P35">struct Elem {</text:p>
            <text:p text:style-name="P35"><text:tab/>int data;</text:p>
            <text:p text:style-name="P35"><text:s text:c="4"/>elem_t *next;</text:p>
            <text:p text:style-name="P35">};</text:p>
            <text:p text:style-name="P35"/>
            <text:p text:style-name="P35">typedef struct {</text:p>
            <text:p text:style-name="P35"><text:s text:c="4"/>elem_t *head;</text:p>
            <text:p text:style-name="P35"><text:s text:c="4"/>int size;</text:p>
            <text:p text:style-name="P35">} List;</text:p>
            <text:p text:style-name="P35"/>
            <text:p text:style-name="P35">typedef struct {</text:p>
            <text:p text:style-name="P35"><text:s text:c="4"/>elem_t *node;</text:p>
            <text:p text:style-name="P35">} Iterator;</text:p>
            <text:p text:style-name="P35"/>
            <text:p text:style-name="P35">List* CreateList();</text:p>
            <text:p text:style-name="P35">Iterator* first(List *);</text:p>
            <text:p text:style-name="P35">Iterator* last(List *);</text:p>
            <text:p text:style-name="P35">bool is_empty(const List *);</text:p>
            <text:p text:style-name="P35">Iterator* find_item_by_index(List *, const int);</text:p>
            <text:p text:style-name="P35">void print_list(List *);</text:p>
            <text:p text:style-name="P35">void destroy_list(List *);</text:p>
            <text:p text:style-name="P35">void insert(List *, const int, int);</text:p>
            <text:p text:style-name="P35">void delete(List *, const int);</text:p>
            <text:p text:style-name="P35"/>
            <text:p text:style-name="P35">#endif</text:p>
          </table:table-cell>
        </table:table-row>
        <table:table-row>
          <table:table-cell table:style-name="Таблица4.A1" office:value-type="string">
            <text:p text:style-name="P36">List.c</text:p>
          </table:table-cell>
        </table:table-row>
        <table:table-row>
          <table:table-cell table:style-name="Таблица4.A1" office:value-type="string">
            <text:p text:style-name="P35">#include "list.h"</text:p>
            <text:p text:style-name="P35"/>
            <text:p text:style-name="P35">// выделяет память под дескриптор списка, создат пустой список</text:p>
            <text:p text:style-name="P35">List* CreateList() {</text:p>
            <text:p text:style-name="P35"><text:s text:c="4"/>List *ls = (List*)malloc(sizeof(List));</text:p>
            <text:p text:style-name="P35"><text:s text:c="4"/>ls-&gt;head = (elem_t*)malloc(sizeof(elem_t));</text:p>
            <text:p text:style-name="P35"><text:s text:c="4"/>ls-&gt;head-&gt;next = NULL;</text:p>
            <text:p text:style-name="P35"><text:s text:c="4"/>ls-&gt;head-&gt;data = 0;</text:p>
            <text:p text:style-name="P35"><text:s text:c="4"/>ls-&gt;size = 0;</text:p>
            <text:p text:style-name="P35"><text:s text:c="4"/>return ls;</text:p>
            <text:p text:style-name="P35">}</text:p>
            <text:p text:style-name="P35"/>
            <text:p text:style-name="P35">// Создание итератора из ссылочной компоненты list-&gt;head списка</text:p>
            <text:p text:style-name="P35">Iterator *first(List *ls) {</text:p>
            <text:p text:style-name="P35"><text:tab/>Iterator *it = (Iterator*)malloc(sizeof(Iterator));</text:p>
            <text:p text:style-name="P35"><text:s text:c="4"/>it-&gt;node = ls-&gt;head;</text:p>
            <text:p text:style-name="P35"><text:s text:c="4"/>return it;</text:p>
            <text:p text:style-name="P35">}</text:p>
            <text:p text:style-name="P35"/>
            <text:p text:style-name="P35">// Функция Last создает итератор из последнего элемента списка</text:p>
            <text:p text:style-name="P35">Iterator* last(List *ls){</text:p>
            <text:p text:style-name="P35"><text:tab/>elem_t *p = ls-&gt;head;</text:p>
            <text:p text:style-name="P35"><text:tab/>while (p-&gt;next) {</text:p>
            <text:p text:style-name="P35"><text:tab/><text:tab/>p = p-&gt;next;</text:p>
            <text:p text:style-name="P35"><text:tab/>}</text:p>
            <text:p text:style-name="P35"><text:tab/>Iterator *it = (Iterator*)malloc(sizeof(Iterator));</text:p>
            <text:p text:style-name="P35"><text:s text:c="4"/>it-&gt;node = p;</text:p>
            <text:p text:style-name="P35"><text:s text:c="4"/>return it;</text:p>
            <text:p text:style-name="P35">}</text:p>
            <text:p text:style-name="P35"/>
            <text:p text:style-name="P35">// Список пуст???</text:p>
            <text:p text:style-name="P35">bool is_empty(const List * ls) {</text:p>
            <text:p text:style-name="P35"><text:s text:c="4"/>return ls-&gt;size == 0;</text:p>
            <text:p text:style-name="P35">}</text:p>
            <text:p text:style-name="P35"/>
            <text:p text:style-name="P35">// Ищем в списке нужный индекс</text:p>
            <text:p text:style-name="P35">Iterator* find_item_by_index(List *ls, const int index) {</text:p>
            <text:p text:style-name="P35"><text:s text:c="4"/>int counter = 0;</text:p>
            <text:p text:style-name="P35"><text:s text:c="4"/>Iterator *it = (Iterator*)malloc(sizeof(Iterator));</text:p>
            <text:p text:style-name="P35"><text:s text:c="4"/>if (index == 0) {</text:p>
            <text:p text:style-name="P35"><text:s text:c="8"/>it = first(ls);</text:p>
            <text:p text:style-name="P35"><text:soft-page-break/><text:s text:c="8"/>return it;</text:p>
            <text:p text:style-name="P35"><text:s text:c="4"/>}</text:p>
            <text:p text:style-name="P35"><text:s text:c="4"/>if (is_empty(ls)) return NULL;</text:p>
            <text:p text:style-name="P35"/>
            <text:p text:style-name="P35"><text:s text:c="4"/>it = first(ls);</text:p>
            <text:p text:style-name="P35"><text:s text:c="4"/>while (it-&gt;node-&gt;next) {</text:p>
            <text:p text:style-name="P35"><text:s text:c="8"/>if (counter == index) return it;</text:p>
            <text:p text:style-name="P35"><text:s text:c="8"/>it-&gt;node = it-&gt;node-&gt;next;</text:p>
            <text:p text:style-name="P35"><text:s text:c="8"/>counter++;</text:p>
            <text:p text:style-name="P35"><text:s text:c="4"/>}</text:p>
            <text:p text:style-name="P35"><text:s text:c="4"/>return it;</text:p>
            <text:p text:style-name="P35">}</text:p>
            <text:p text:style-name="P35"/>
            <text:p text:style-name="P35">// Выводим список на экран</text:p>
            <text:p text:style-name="P35">void print_list(List *ls) {</text:p>
            <text:p text:style-name="P35"><text:s text:c="4"/>if (is_empty(ls)) {</text:p>
            <text:p text:style-name="P35"><text:s text:c="8"/>printf("\nError: List is empty!\n");</text:p>
            <text:p text:style-name="P35"><text:s text:c="8"/>return;</text:p>
            <text:p text:style-name="P35"><text:s text:c="4"/>}</text:p>
            <text:p text:style-name="P35"><text:s text:c="4"/>printf("\nThe list is: (%d)\n",ls-&gt;size);</text:p>
            <text:p text:style-name="P35"><text:s text:c="4"/>Iterator *it = (Iterator*)malloc(sizeof(Iterator));</text:p>
            <text:p text:style-name="P35"><text:s text:c="4"/>it = first(ls);</text:p>
            <text:p text:style-name="P35"><text:s text:c="4"/>while (it-&gt;node != NULL) {</text:p>
            <text:p text:style-name="P35"><text:s text:c="8"/>printf("%d -&gt; ", it-&gt;node-&gt;data);</text:p>
            <text:p text:style-name="P35"><text:s text:c="8"/>it-&gt;node = it-&gt;node-&gt;next;</text:p>
            <text:p text:style-name="P35"><text:s text:c="4"/>}</text:p>
            <text:p text:style-name="P35"><text:s text:c="4"/>printf("NULL\n\n");</text:p>
            <text:p text:style-name="P35">}</text:p>
            <text:p text:style-name="P35"/>
            <text:p text:style-name="P35">// Функция Destroy уничтожает список, перебирая его элементы и удаляя их</text:p>
            <text:p text:style-name="P35">void destroy_list(List * ls) {</text:p>
            <text:p text:style-name="P35"><text:s text:c="4"/>elem_t *p = ls-&gt;head-&gt;next;</text:p>
            <text:p text:style-name="P35"><text:s text:c="4"/>while (p != ls-&gt;head) {</text:p>
            <text:p text:style-name="P35"><text:s text:c="8"/>elem_t *tmp = p;</text:p>
            <text:p text:style-name="P35"><text:s text:c="8"/>p = p-&gt;next;</text:p>
            <text:p text:style-name="P35"><text:s text:c="8"/>free(tmp);</text:p>
            <text:p text:style-name="P35"><text:s text:c="4"/>}</text:p>
            <text:p text:style-name="P35"><text:s text:c="4"/>free(ls-&gt;head);</text:p>
            <text:p text:style-name="P35"><text:s text:c="4"/>ls-&gt;head = NULL;</text:p>
            <text:p text:style-name="P35"><text:s text:c="4"/>ls-&gt;size = 0;</text:p>
            <text:p text:style-name="P35">}</text:p>
            <text:p text:style-name="P35"/>
            <text:p text:style-name="P35">// Функция Insert вставляет элемент в список перед заданным.</text:p>
            <text:p text:style-name="P35">void insert(List * ls, const int i, int t) {</text:p>
            <text:p text:style-name="P35"><text:tab/>if (ls-&gt;size == 0) {</text:p>
            <text:p text:style-name="P35"><text:tab/><text:tab/>ls-&gt;head-&gt;data = t;</text:p>
            <text:p text:style-name="P35"><text:tab/><text:tab/>ls-&gt;head-&gt;next = NULL;</text:p>
            <text:p text:style-name="P35"><text:tab/>} else {</text:p>
            <text:p text:style-name="P35"><text:tab/><text:tab/>elem_t *tmp = (elem_t*)malloc(sizeof(elem_t));</text:p>
            <text:p text:style-name="P35"><text:tab/><text:tab/>tmp-&gt;data = t;</text:p>
            <text:p text:style-name="P35"><text:tab/><text:tab/>if (i == 0) {</text:p>
            <text:p text:style-name="P35"><text:tab/><text:tab/><text:tab/>tmp-&gt;next = ls-&gt;head;</text:p>
            <text:p text:style-name="P35"><text:tab/><text:tab/><text:tab/>ls-&gt;head = tmp;</text:p>
            <text:p text:style-name="P35"><text:tab/><text:tab/>} else {</text:p>
            <text:p text:style-name="P35"><text:tab/><text:tab/><text:tab/>Iterator *it = find_item_by_index(ls, i-1);</text:p>
            <text:p text:style-name="P35"><text:tab/><text:tab/><text:tab/>tmp-&gt;next = it-&gt;node-&gt;next;</text:p>
            <text:p text:style-name="P35"><text:tab/><text:tab/><text:tab/>it-&gt;node-&gt;next = tmp;</text:p>
            <text:p text:style-name="P35"><text:tab/><text:tab/>}</text:p>
            <text:p text:style-name="P35"><text:s text:c="4"/>}</text:p>
            <text:p text:style-name="P35"><text:s text:c="4"/>ls-&gt;size++;</text:p>
            <text:p text:style-name="P35"><text:s text:c="4"/>print_list(ls);</text:p>
            <text:p text:style-name="P35">}</text:p>
            <text:p text:style-name="P35"/>
            <text:p text:style-name="P35">// функция Delete удаляет элемент на который указывает индекс</text:p>
            <text:p text:style-name="P35">void delete(List *ls, const int i) {</text:p>
            <text:p text:style-name="P35"><text:s text:c="4"/>Iterator *tmp = last(ls);</text:p>
            <text:p text:style-name="P35"><text:tab/>Iterator *it = find_item_by_index(ls, i);</text:p>
            <text:p text:style-name="P35"><text:s text:c="4"/>if (!ls-&gt;size) return;</text:p>
            <text:p text:style-name="P35"><text:s text:c="4"/>tmp-&gt;node = it-&gt;node-&gt;next;</text:p>
            <text:p text:style-name="P35"><text:s text:c="4"/>if (i&gt;0) {</text:p>
            <text:p text:style-name="P35"><text:tab/><text:tab/>Iterator *prev = find_item_by_index(ls, i-1);</text:p>
            <text:p text:style-name="P35"><text:tab/><text:tab/>prev-&gt;node-&gt;next = tmp-&gt;node;</text:p>
            <text:p text:style-name="P35"><text:tab/><text:tab/>free(prev);</text:p>
            <text:p text:style-name="P35"><text:tab/>} else ls-&gt;head = tmp-&gt;node;</text:p>
            <text:p text:style-name="P35"><text:s text:c="4"/></text:p>
            <text:p text:style-name="P35"><text:s text:c="4"/>printf("deleted = %d\n",it-&gt;node-&gt;data);</text:p>
            <text:p text:style-name="P35"><text:s text:c="4"/>free(it-&gt;node);</text:p>
            <text:p text:style-name="P35"><text:s text:c="4"/>it-&gt;node = tmp-&gt;node;</text:p>
            <text:p text:style-name="P35"><text:s text:c="4"/>ls-&gt;size--;</text:p>
            <text:p text:style-name="P35">}</text:p>
          </table:table-cell>
        </table:table-row>
        <text:soft-page-break/>
        <table:table-row>
          <table:table-cell table:style-name="Таблица4.A1" office:value-type="string">
            <text:p text:style-name="P36">main.c</text:p>
          </table:table-cell>
        </table:table-row>
        <table:table-row>
          <table:table-cell table:style-name="Таблица4.A1" office:value-type="string">
            <text:p text:style-name="P35">#include "list.h"</text:p>
            <text:p text:style-name="P35"/>
            <text:p text:style-name="P35">void function(List *ls, int k) {</text:p>
            <text:p text:style-name="P35"><text:tab/>Iterator *it = first(ls);</text:p>
            <text:p text:style-name="P35"><text:tab/>int count = 0;</text:p>
            <text:p text:style-name="P35"><text:tab/>while (it-&gt;node-&gt;next) {</text:p>
            <text:p text:style-name="P35"><text:tab/><text:tab/>int i = 0;</text:p>
            <text:p text:style-name="P35"><text:tab/><text:tab/>while (i &lt; k-1) ++i;</text:p>
            <text:p text:style-name="P35"><text:tab/><text:tab/>count +=i;</text:p>
            <text:p text:style-name="P35"><text:tab/><text:tab/>if (count == ls-&gt;size) break;</text:p>
            <text:p text:style-name="P35"><text:tab/><text:tab/>it = find_item_by_index(ls, count+1);</text:p>
            <text:p text:style-name="P35"><text:tab/><text:tab/>delete(ls, count);</text:p>
            <text:p text:style-name="P35"><text:tab/>}</text:p>
            <text:p text:style-name="P35"><text:tab/>print_list(ls);</text:p>
            <text:p text:style-name="P35">}</text:p>
            <text:p text:style-name="P35"/>
            <text:p text:style-name="P35">int menu(){</text:p>
            <text:p text:style-name="P35"><text:s text:c="4"/>int action;</text:p>
            <text:p text:style-name="P35"><text:s text:c="4"/>printf("\nPlease, enter your choice:\n"</text:p>
            <text:p text:style-name="P35"><text:s text:c="4"/>"1 --- to print list.\n"</text:p>
            <text:p text:style-name="P35"><text:s text:c="4"/>"2 --- to insert into the list an element before some element (index)\n"</text:p>
            <text:p text:style-name="P35"><text:s text:c="4"/>"3 --- to delete an element from the list (index)\n"</text:p>
            <text:p text:style-name="P35"><text:s text:c="4"/>"4 --- length of list\n"</text:p>
            <text:p text:style-name="P35"><text:s text:c="4"/>"5 --- remove each k-th element, write some like 2\n"</text:p>
            <text:p text:style-name="P35"><text:s text:c="4"/>"6 --- exit.\n");</text:p>
            <text:p text:style-name="P35"><text:s text:c="4"/>printf("\nSelect action: ");</text:p>
            <text:p text:style-name="P35"><text:s text:c="4"/>scanf("%d",&amp;action);</text:p>
            <text:p text:style-name="P35"><text:s text:c="4"/>return action;</text:p>
            <text:p text:style-name="P35">}</text:p>
            <text:p text:style-name="P35"/>
            <text:p text:style-name="P35">int main(void){</text:p>
            <text:p text:style-name="P35"><text:s text:c="4"/>List* ls = CreateList();</text:p>
            <text:p text:style-name="P35"><text:s text:c="4"/>int index;</text:p>
            <text:p text:style-name="P35"><text:s text:c="4"/>int value;</text:p>
            <text:p text:style-name="P35"><text:s text:c="4"/>int action;</text:p>
            <text:p text:style-name="P35"><text:s text:c="4"/>do {</text:p>
            <text:p text:style-name="P35"><text:s text:c="8"/>action = menu();</text:p>
            <text:p text:style-name="P35"><text:s text:c="8"/>switch (action) {</text:p>
            <text:p text:style-name="P35"><text:s text:c="12"/>case 1: </text:p>
            <text:p text:style-name="P35"><text:s text:c="16"/>print_list(ls);</text:p>
            <text:p text:style-name="P35"><text:s text:c="16"/>break;</text:p>
            <text:p text:style-name="P35"><text:s text:c="12"/>case 2:</text:p>
            <text:p text:style-name="P35"><text:s text:c="16"/>printf("add: ");</text:p>
            <text:p text:style-name="P35"><text:s text:c="16"/>if (scanf("%d %d",&amp;index, &amp;value)==2){</text:p>
            <text:p text:style-name="P35"><text:s text:c="20"/>insert(ls,index,value);</text:p>
            <text:p text:style-name="P35"><text:s text:c="16"/>}else {</text:p>
            <text:p text:style-name="P35"><text:s text:c="20"/>printf("Error!\n");</text:p>
            <text:p text:style-name="P35"><text:s text:c="16"/>}</text:p>
            <text:p text:style-name="P35"><text:s text:c="16"/>break;</text:p>
            <text:p text:style-name="P35"><text:s text:c="12"/>case 3:</text:p>
            <text:p text:style-name="P35"><text:s text:c="16"/>printf("Delete: ");</text:p>
            <text:p text:style-name="P35"><text:s text:c="16"/>if (scanf("%d",&amp;index)==1) {</text:p>
            <text:p text:style-name="P35"><text:s text:c="20"/>delete(ls,index);</text:p>
            <text:p text:style-name="P35"><text:s text:c="16"/>} else {</text:p>
            <text:p text:style-name="P35"><text:s text:c="20"/>printf("Error!\n");</text:p>
            <text:p text:style-name="P35"><text:s text:c="16"/>}</text:p>
            <text:p text:style-name="P35"><text:s text:c="16"/>print_list(ls);</text:p>
            <text:p text:style-name="P35"><text:s text:c="16"/>break;</text:p>
            <text:p text:style-name="P35"><text:s text:c="12"/>case 4:</text:p>
            <text:p text:style-name="P35"><text:tab/><text:tab/><text:tab/><text:tab/>printf("length of list = %d\n\n", ls-&gt;size);</text:p>
            <text:p text:style-name="P35"><text:s text:c="16"/>break;</text:p>
            <text:p text:style-name="P35"><text:s text:c="12"/>case 5:</text:p>
            <text:p text:style-name="P35"><text:s text:c="16"/>printf("function\n");</text:p>
            <text:p text:style-name="P35"><text:s text:c="16"/>printf("Enter number of k-th element: ");</text:p>
            <text:p text:style-name="P35"><text:s text:c="16"/>scanf("%d",&amp;index);</text:p>
            <text:p text:style-name="P35"><text:s text:c="16"/>function(ls,index);</text:p>
            <text:p text:style-name="P35"><text:s text:c="16"/>break;</text:p>
            <text:p text:style-name="P35"><text:s text:c="12"/>case 6: break;</text:p>
            <text:p text:style-name="P35"><text:s text:c="12"/>default:</text:p>
            <text:p text:style-name="P35"><text:s text:c="16"/>printf("Command is missing\n");</text:p>
            <text:p text:style-name="P35"><text:s text:c="16"/>printf("Enter the correct code: ");</text:p>
            <text:p text:style-name="P35"><text:s text:c="16"/>break;</text:p>
            <text:p text:style-name="P35"><text:s text:c="8"/>}</text:p>
            <text:p text:style-name="P35"><text:s text:c="4"/>} while (action != 6);</text:p>
            <text:p text:style-name="P35"><text:s text:c="4"/>return 0;</text:p>
            <text:p text:style-name="P35">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roid Sans Mono" svg:font-family="'Droid Sans Mono'" style:font-pitch="fixed"/>
    <style:font-face style:name="Calibri" svg:font-family="Calibri" style:font-pitch="variable"/>
    <style:font-face style:name="Droid Serif" svg:font-family="'Droid Serif'" style:font-pitch="variable"/>
    <style:font-face style:name="Times New Roman3" svg:font-family="'Times New Roman'" style:font-pitch="variable"/>
    <style:font-face style:name="Times New Roman1" svg:font-family="'Times New Roman'" style:font-adornments="Bold" style:font-pitch="variable"/>
    <style:font-face style:name="Times New Roman" svg:font-family="'Times New Roman'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4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2" fo:widows="2" fo:text-indent="0.25in" style:auto-text-indent="false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left="0in" fo:margin-right="0in" fo:margin-top="0in" fo:margin-bottom="0.0783in" loext:contextual-spacing="false" fo:line-height="100%" fo:text-align="justify" style:justify-single-word="false" fo:text-indent="0.472in" style:auto-text-indent="false" style:page-number="auto" style:writing-mode="lr-tb"/>
      <style:text-properties style:font-name="Times New Roman" fo:font-family="'Times New Roman'" style:font-style-name="Обычный" style:font-pitch="variable" fo:font-size="14pt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Заголовок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25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default-outline-level="" style:class="extra"/>
    <style:style style:name="Table" style:family="paragraph" style:parent-style-name="Caption" style:class="extra">
      <style:paragraph-properties style:writing-mode="lr-tb"/>
      <style:text-properties style:font-name="Times New Roman" fo:font-family="'Times New Roman'" style:font-style-name="Обычный" style:font-pitch="variable" fo:font-style="normal"/>
    </style:style>
    <style:style style:name="Heading_20_1" style:display-name="Heading 1" style:family="paragraph" style:parent-style-name="Heading" style:class="text" style:master-page-name="">
      <style:paragraph-properties fo:margin-left="0in" fo:margin-right="0in" fo:text-indent="0in" style:auto-text-indent="false" style:page-number="auto" style:writing-mode="lr-tb"/>
      <style:text-properties fo:text-transform="uppercase" style:font-name="Times New Roman1" fo:font-family="'Times New Roman'" style:font-style-name="Bold" style:font-pitch="variable" fo:font-weight="bold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0.5pt" fo:font-weight="bold" style:font-size-asian="10.5pt" style:font-weight-asian="bold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0.5pt" style:font-size-asian="10.5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9" style:display-name="ListLabel 19" style:family="text">
      <style:text-properties fo:font-size="10.5pt" fo:font-weight="bold" style:font-size-asian="10.5pt" style:font-weight-asian="bold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imes New Roman2" fo:font-family="'Times New Roman'" style:font-family-generic="roman" style:font-pitch="variable" fo:font-size="10.5pt" style:font-size-asian="10.5pt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imes New Roman2" fo:font-family="'Times New Roman'" style:font-family-generic="roman" style:font-pitch="variable" fo:font-size="10.5pt" fo:font-weight="bold" style:font-size-asian="10.5pt" style:font-weight-asian="bold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Times New Roman2" fo:font-family="'Times New Roman'" style:font-family-generic="roman" style:font-pitch="variable" fo:font-size="10.5pt" style:font-size-asian="10.5pt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Times New Roman2" fo:font-family="'Times New Roman'" style:font-family-generic="roman" style:font-pitch="variable" fo:font-size="10.5pt" fo:font-weight="bold" style:font-size-asian="10.5pt" style:font-weight-asian="bold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5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5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5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9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62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6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10.5pt" officeooo:paragraph-rsid="01bf421f" style:font-size-asian="10.5pt" style:font-size-complex="10.5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1965in" style:writing-mode="lr-tb" style:layout-grid-color="#c0c0c0" style:layout-grid-lines="5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1756in" fo:margin-left="0.7874in" fo:margin-right="0.7874in" style:writing-mode="lr-tb" style:layout-grid-color="#c0c0c0" style:layout-grid-lines="5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20:46:00</meta:creation-date>
    <dc:language>ru-RU</dc:language>
    <meta:print-date>2017-06-21T12:37:59.653327937</meta:print-date>
    <dc:date>2017-06-21T12:38:35.569988901</dc:date>
    <meta:editing-cycles>73</meta:editing-cycles>
    <meta:editing-duration>PT11H19M30S</meta:editing-duration>
    <meta:generator>LibreOffice/5.2.6.2$FreeBSD_X86_64 LibreOffice_project/20m0$Build-2</meta:generator>
    <meta:document-statistic meta:table-count="4" meta:image-count="0" meta:object-count="0" meta:page-count="9" meta:paragraph-count="359" meta:word-count="1514" meta:character-count="11036" meta:non-whitespace-character-count="8837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